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in" fo:line-height="100%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 style:master-page-name="Standard">
      <style:paragraph-properties fo:margin-top="0in" fo:margin-bottom="0in" fo:line-height="100%" fo:text-align="center" style:justify-single-word="false" style:page-number="auto" fo:padding="0in" fo:border-left="none" fo:border-right="none" fo:border-top="none" fo:border-bottom="0.0071in solid #00000a"/>
    </style:style>
    <style:style style:name="P5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1in" fo:margin-right="0in" fo:text-indent="0in" style:auto-text-indent="false"/>
    </style:style>
    <style:style style:name="P8" style:family="paragraph" style:parent-style-name="Standard">
      <style:paragraph-properties fo:margin-left="1in" fo:margin-right="0in" fo:margin-top="0in" fo:margin-bottom="0in" fo:line-height="100%" fo:text-indent="0in" style:auto-text-indent="false"/>
    </style:style>
    <style:style style:name="P9" style:family="paragraph" style:parent-style-name="Standard">
      <style:paragraph-properties fo:margin-left="0.5in" fo:margin-right="0in" fo:margin-top="0in" fo:margin-bottom="0in" fo:line-height="100%" fo:text-indent="0.5in" style:auto-text-indent="false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List_20_Paragraph" style:list-style-name="WWNum12">
      <style:paragraph-properties fo:margin-top="0in" fo:margin-bottom="0in" fo:line-height="100%"/>
    </style:style>
    <style:style style:name="P12" style:family="paragraph" style:parent-style-name="List_20_Paragraph">
      <style:paragraph-properties fo:margin-left="1.5in" fo:margin-right="0in" fo:margin-top="0in" fo:margin-bottom="0in" fo:line-height="100%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aniel Philip Boos</text:span></text:p>
      <text:p text:style-name="P1"/>
      <text:p text:style-name="P3"><text:span text:style-name="T3">Skills<text:tab/><text:tab/></text:span><text:span text:style-name="T5">Programming: </text:span><text:span text:style-name="T4">Java, C++, C, Python, SQL, Haskell, MIPS</text:span></text:p>
      <text:p text:style-name="P3"><text:span text:style-name="T4"><text:tab/><text:tab/></text:span><text:span text:style-name="T5">Web: </text:span><text:span text:style-name="T4">HTML, CSS, PHP, Javascript, JQuery, XML, XUL, Bootstrap, Dreamweaver, Drupal</text:span></text:p>
      <text:p text:style-name="P3"><text:span text:style-name="T4"><text:tab/><text:tab/></text:span><text:span text:style-name="T5">Design:</text:span><text:span text:style-name="T4"> Adobe Photoshop, Illustrator</text:span></text:p>
      <text:p text:style-name="P2"/>
      <text:p text:style-name="P3"><text:span text:style-name="T3">Education<text:tab/></text:span><text:span text:style-name="T5">College of William and Mary - Williamsburg, VA</text:span><text:span text:style-name="T4"><text:tab/><text:tab/><text:tab/> <text:s text:c="7"/></text:span><text:span text:style-name="T5">Graduated May ‘13</text:span></text:p>
      <text:p text:style-name="P5"><text:span text:style-name="T4"><text:tab/><text:tab/>Bachelors of Science in Computer Science, Philosophy<text:tab/><text:tab/><text:tab/></text:span></text:p>
      <text:p text:style-name="P5"><text:span text:style-name="T4"><text:tab/><text:tab/>GPA: 3.34, Dean’s List: Fall ‘11</text:span></text:p>
      <text:p text:style-name="P5"><text:span text:style-name="T4"><text:tab/><text:tab/><text:tab/>Systems Programming<text:tab/>Database Systems</text:span></text:p>
      <text:p text:style-name="P5"><text:span text:style-name="T4"><text:tab/><text:tab/><text:tab/>Software Engineering<text:tab/>Software Development</text:span></text:p>
      <text:p text:style-name="P6"/>
      <text:p text:style-name="P3"><text:span text:style-name="T3">Work<text:tab/><text:tab/></text:span><text:span text:style-name="T5">Booz Allen Hamilton – Consultant, User Experience Team<text:tab/><text:tab/> <text:s text:c="9"/>June ’13 – Present</text:span></text:p>
      <text:p text:style-name="Standard"><text:span text:style-name="T2">Experience<text:tab/></text:span><text:span text:style-name="T6">DONNA FMO-5: Audit Response and Evaluation</text:span><text:span text:style-name="T5"><text:tab/><text:tab/> <text:s text:c="10"/><text:tab/> <text:s text:c="10"/></text:span><text:bookmark text:name="_GoBack"/><text:span text:style-name="T5">Apr ’14 – June ’14</text:span></text:p>
      <text:p text:style-name="P3"><text:span text:style-name="T3"><text:s text:c="40"/></text:span><text:span text:style-name="T4">Graphic/Web Designer</text:span></text:p>
      <text:list xml:id="list4800217600323052300" text:style-name="WWNum12">
        <text:list-item>
          <text:p text:style-name="P11"><text:span text:style-name="T4">Worked on governmental seal (Adobe Illustrator)</text:span></text:p>
        </text:list-item>
        <text:list-item>
          <text:p text:style-name="P11"><text:span text:style-name="T4">Constructed redesigns of the ARC Tool and its dashboard (Adobe Photoshop)</text:span></text:p>
        </text:list-item>
      </text:list>
      <text:p text:style-name="P7"><text:span text:style-name="T6">US Forest Service and Department of Interior</text:span><text:span text:style-name="T5"><text:tab/><text:tab/><text:tab/> <text:s text:c="10"/><text:tab/> <text:s text:c="12"/>Mar ‘14</text:span></text:p>
      <text:p text:style-name="P3"><text:span text:style-name="T3"><text:s text:c="40"/></text:span><text:span text:style-name="T4">Web Developer/Designer (</text:span><text:a xlink:type="simple" xlink:href="http://qfr.ideascale.com" text:style-name="Internet_20_link" text:visited-style-name="Visited_20_Internet_20_Link">qfr.ideascale.com</text:a><text:span text:style-name="T4">)</text:span></text:p>
      <text:list xml:id="list40224854" text:continue-numbering="true" text:style-name="WWNum12">
        <text:list-item>
          <text:p text:style-name="P11"><text:span text:style-name="T4">Redesigned site (HTML, CSS, Javascript, JQuery) in IdeaScale framework</text:span></text:p>
        </text:list-item>
      </text:list>
      <text:p text:style-name="P8"><text:span text:style-name="T5">Strategic Innovation Group, The Garage <text:s text:c="10"/><text:tab/><text:tab/><text:tab/> <text:s text:c="11"/>Feb ’14 – Mar ‘14</text:span></text:p>
      <text:p text:style-name="P3"><text:span text:style-name="T3"><text:s text:c="40"/></text:span><text:span text:style-name="T4">Web Developer/Designer (</text:span><text:a xlink:type="simple" xlink:href="http://thegarage.bah.com/" text:style-name="Internet_20_link" text:visited-style-name="Visited_20_Internet_20_Link">thegarage.bah.com</text:a><text:span text:style-name="T4">)</text:span></text:p>
      <text:list xml:id="list40224392" text:continue-numbering="true" text:style-name="WWNum12">
        <text:list-item>
          <text:p text:style-name="P11"><text:span text:style-name="T4">Realized new site designs (HTML, CSS, Javascript, JQuery) in IdeaScale framework</text:span></text:p>
        </text:list-item>
      </text:list>
      <text:p text:style-name="P8"><text:span text:style-name="T5">Strategic Innovation Group, Solution Store <text:s text:c="10"/><text:tab/> <text:s text:c="12"/><text:tab/><text:tab/><text:tab/> <text:s text:c="13"/>Feb ‘14</text:span></text:p>
      <text:p text:style-name="P3"><text:span text:style-name="T3"><text:s text:c="40"/></text:span><text:span text:style-name="T4">Web Developer/Designer</text:span></text:p>
      <text:list xml:id="list40208625" text:continue-numbering="true" text:style-name="WWNum12">
        <text:list-item>
          <text:p text:style-name="P11"><text:span text:style-name="T4">Designed dashboard and modal windows (HTML, CSS, Javascript, JQuery, Bootstrap)</text:span></text:p>
        </text:list-item>
      </text:list>
      <text:p text:style-name="P3"><text:span text:style-name="T3"><text:s text:c="26"/></text:span><text:span text:style-name="T5">WHS Enterprise Management, Strategic Communications<text:tab/><text:tab/> <text:s text:c="9"/>June ’13 – Dec ’13</text:span></text:p>
      <text:p text:style-name="P3"><text:span text:style-name="T5"><text:tab/><text:tab/><text:tab/></text:span><text:span text:style-name="T4">Web Developer (</text:span><text:a xlink:type="simple" xlink:href="http://www.whs.mil" text:style-name="Internet_20_link" text:visited-style-name="Visited_20_Internet_20_Link"><text:span text:style-name="T4">www.whs.mil</text:span></text:a><text:span text:style-name="T4">, intranet.whs.mil, customerreosources.whs.mil)</text:span></text:p>
      <text:list xml:id="list40206325" text:continue-numbering="true" text:style-name="WWNum12">
        <text:list-item>
          <text:p text:style-name="P11"><text:span text:style-name="T4">Applied daily change requests (HTML, Dreamweaver)</text:span></text:p>
        </text:list-item>
        <text:list-item>
          <text:p text:style-name="P11"><text:span text:style-name="T4">Implemented new site designs (CSS, Drupal, Javascript, JQuery)</text:span></text:p>
        </text:list-item>
      </text:list>
      <text:p text:style-name="P12"><text:span text:style-name="T4">Web Designer (mywhs.mil, cfc.whs.mil)</text:span></text:p>
      <text:list xml:id="list40222880" text:continue-numbering="true" text:style-name="WWNum12">
        <text:list-item>
          <text:p text:style-name="P11"><text:span text:style-name="T4">Redesigned sites improving appearance, navigation, and usability</text:span></text:p>
        </text:list-item>
        <text:list-item>
          <text:p text:style-name="P11"><text:span text:style-name="T4">Created visual mockups (Adobe Photoshop) for client communication</text:span></text:p>
        </text:list-item>
      </text:list>
      <text:p text:style-name="P9"><text:span text:style-name="T5">William and Mary International Relations Club<text:tab/><text:tab/></text:span><text:span text:style-name="T2"><text:tab/></text:span> <text:s text:c="9"/><text:span text:style-name="T5">Aug ’12 – May ‘13</text:span></text:p>
      <text:p text:style-name="P3"><text:span text:style-name="T3"><text:tab/><text:tab/><text:tab/></text:span><text:span text:style-name="T4">Webmaster (</text:span><text:a xlink:type="simple" xlink:href="http://www.wmidmun.org" text:style-name="Internet_20_link" text:visited-style-name="Visited_20_Internet_20_Link"><text:span text:style-name="T4">www.wmidmun.org</text:span></text:a><text:span text:style-name="T4">)</text:span></text:p>
      <text:list xml:id="list40217640" text:continue-numbering="true" text:style-name="WWNum12">
        <text:list-item>
          <text:p text:style-name="P11"><text:span text:style-name="T4">Updated content and overall appearance (HTML, PHP, CSS, mySQL)</text:span></text:p>
        </text:list-item>
        <text:list-item>
          <text:p text:style-name="P11"><text:span text:style-name="T4">Improved site code comprehension and fixed bugs</text:span></text:p>
        </text:list-item>
      </text:list>
      <text:p text:style-name="P8"><text:span text:style-name="T5">St. Bernadette Summer Theatre Program<text:tab/><text:tab/></text:span><text:span text:style-name="T4"><text:tab/> <text:s text:c="9"/></text:span><text:span text:style-name="T5"><text:s/>Summer ’10, ’13 – Present</text:span></text:p>
      <text:p text:style-name="P3"><text:span text:style-name="T5"><text:tab/><text:tab/><text:tab/></text:span><text:span text:style-name="T4">Webmaster (</text:span><text:a xlink:type="simple" xlink:href="http://www.summertheatreprogram.org" text:style-name="Internet_20_link" text:visited-style-name="Visited_20_Internet_20_Link"><text:span text:style-name="T4">www.summertheatreprogram.org</text:span></text:a><text:span text:style-name="T4">)</text:span></text:p>
      <text:list xml:id="list40223977" text:continue-numbering="true" text:style-name="WWNum12">
        <text:list-item>
          <text:p text:style-name="P11"><text:span text:style-name="T4">Designed website for the theatre advertisement and information</text:span></text:p>
        </text:list-item>
      </text:list>
      <text:p text:style-name="P2"/>
      <text:p text:style-name="P3"><text:span text:style-name="T3">Individual<text:tab/></text:span><text:span text:style-name="T4">Established personal website/application (HTML, CSS, Javascript, jQuery) <text:s text:c="13"/></text:span><text:span text:style-name="T5"><text:s/></text:span><text:span text:style-name="T4">‘12 – Present</text:span></text:p>
      <text:p text:style-name="P3"><text:span text:style-name="T3">Projects<text:tab/></text:span><text:span text:style-name="T4">Created desktop panel (Rainmeter) with updated data (weather, news) <text:s text:c="8"/><text:tab/> <text:s/>‘09 – Present</text:span></text:p>
      <text:p text:style-name="P2"/>
      <text:p text:style-name="P3"><text:span text:style-name="T3">Activities<text:tab/></text:span><text:span text:style-name="T4">Toshiba/National Science ExploraVision Awards: Honorable Mention (“iDesk”)<text:tab/><text:tab/> <text:s/>‘07</text:span></text:p>
      <text:p text:style-name="P3"><text:span text:style-name="T3">and Honors<text:tab/></text:span><text:span text:style-name="T4">Certificate for Academic Excellence in Honors Java Programming<text:tab/> <text:s text:c="4"/><text:tab/><text:tab/> <text:s/>‘0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2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fo:font-size="12pt" style:font-name-asian="Times New Roman" style:font-size-asian="12pt" style:font-name-complex="Calibri2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/>
    </style:style>
    <style:style style:name="Footer_20_Char" style:display-name="Footer Char" style:family="text" style:parent-style-name="Default_20_Paragraph_20_Font">
      <style:text-properties style:font-name-complex="Times New Roman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"/>
    </style:style>
    <style:style style:name="ListLabel_20_1" style:display-name="ListLabel 1" style:family="text">
      <style:text-properties fo:font-size="10pt" fo:font-weight="normal" style:font-name-asian="Times New Roman" style:font-size-asian="10pt" style:font-weight-asian="normal"/>
    </style:style>
    <style:style style:name="ListLabel_20_2" style:display-name="ListLabel 2" style:family="text">
      <style:text-properties style:font-name-asian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a xlink:type="simple" xlink:href="mailto:daniel.p.boos@gmail.com" text:style-name="Internet_20_link" text:visited-style-name="Visited_20_Internet_20_Link">daniel.p.boos@gmail.com</text:a></text:p>
        <text:p text:style-name="MP1">703-244-907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ocal</dc:title>
    <meta:initial-creator>538912</meta:initial-creator>
    <meta:editing-cycles>2</meta:editing-cycles>
    <meta:print-date>2014-04-07T02:21:00</meta:print-date>
    <meta:creation-date>2014-06-08T03:06:00</meta:creation-date>
    <dc:date>2015-06-06T20:04:49.55</dc:date>
    <meta:editing-duration>P0D</meta:editing-duration>
    <meta:generator>OpenOffice/4.1.1$Win32 OpenOffice.org_project/411m6$Build-9775</meta:generator>
    <meta:document-statistic meta:table-count="0" meta:image-count="0" meta:object-count="0" meta:page-count="1" meta:paragraph-count="43" meta:word-count="323" meta:character-count="2824"/>
    <meta:user-defined meta:name="AppVersion">14.0000</meta:user-defined>
    <meta:user-defined meta:name="Company">Booz Allen Hamilt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